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30.471cm" svg:y="1.055cm">
            <draw:object draw:notify-on-update-of-ranges="Sheet1.A3:Sheet1.A3 Sheet1.A4:Sheet1.A8 Sheet1.B3:Sheet1.B3 Sheet1.B4:Sheet1.B8 Sheet1.A3:Sheet1.A3 Sheet1.A4:Sheet1.A8 Sheet1.C3:Sheet1.C3 Sheet1.C4:Sheet1.C8 Sheet1.A3:Sheet1.A3 Sheet1.A4:Sheet1.A8 Sheet1.D3:Sheet1.D3 Sheet1.D4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647cm" svg:y="1.003cm">
            <draw:object draw:notify-on-update-of-ranges="Sheet1.A3:Sheet1.A3 Sheet1.A4:Sheet1.A8 Sheet1.E3:Sheet1.E3 Sheet1.E4:Sheet1.E8 Sheet1.A3:Sheet1.A3 Sheet1.A4:Sheet1.A8 Sheet1.F3:Sheet1.F3 Sheet1.F4:Sheet1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iempo ejecuc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IUDADES</text:p>
          </table:table-cell>
          <table:table-cell office:value-type="string" calcext:value-type="string">
            <text:p>bbseq</text:p>
          </table:table-cell>
          <table:table-cell office:value-type="string" calcext:value-type="string">
            <text:p>Bbpar-2</text:p>
          </table:table-cell>
          <table:table-cell office:value-type="string" calcext:value-type="string">
            <text:p>Bbpar-3</text:p>
          </table:table-cell>
          <table:table-cell office:value-type="string" calcext:value-type="string">
            <text:p>speedup2</text:p>
          </table:table-cell>
          <table:table-cell office:value-type="string" calcext:value-type="string">
            <text:p>speedup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914139" calcext:value-type="float">
            <text:p>0,000914139</text:p>
          </table:table-cell>
          <table:table-cell office:value-type="float" office:value="0.0015751" calcext:value-type="float">
            <text:p>0,0015751</text:p>
          </table:table-cell>
          <table:table-cell office:value-type="float" office:value="0.00143525" calcext:value-type="float">
            <text:p>0,00143525</text:p>
          </table:table-cell>
          <table:table-cell table:formula="of:=([.B4]/[.C4])" office:value-type="float" office:value="0.580368865468859" calcext:value-type="float">
            <text:p>0,580368865468859</text:p>
          </table:table-cell>
          <table:table-cell table:formula="of:=([.B4]/[.D4])" office:value-type="float" office:value="0.636919700400627" calcext:value-type="float">
            <text:p>0,636919700400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36073" calcext:value-type="float">
            <text:p>0,0536073</text:p>
          </table:table-cell>
          <table:table-cell office:value-type="float" office:value="0.0366665" calcext:value-type="float">
            <text:p>0,0366665</text:p>
          </table:table-cell>
          <table:table-cell office:value-type="float" office:value="0.031684" calcext:value-type="float">
            <text:p>0,031684</text:p>
          </table:table-cell>
          <table:table-cell table:formula="of:=([.B5]/[.C5])" office:value-type="float" office:value="1.46202391829054" calcext:value-type="float">
            <text:p>1,46202391829054</text:p>
          </table:table-cell>
          <table:table-cell table:formula="of:=([.B5]/[.D5])" office:value-type="float" office:value="1.69193599293019" calcext:value-type="float">
            <text:p>1,691935992930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9851" calcext:value-type="float">
            <text:p>0,139851</text:p>
          </table:table-cell>
          <table:table-cell office:value-type="float" office:value="0.113629" calcext:value-type="float">
            <text:p>0,113629</text:p>
          </table:table-cell>
          <table:table-cell office:value-type="float" office:value="0.0968782" calcext:value-type="float">
            <text:p>0,0968782</text:p>
          </table:table-cell>
          <table:table-cell table:formula="of:=([.B6]/[.C6])" office:value-type="float" office:value="1.23076855380229" calcext:value-type="float">
            <text:p>1,23076855380229</text:p>
          </table:table-cell>
          <table:table-cell table:formula="of:=([.B6]/[.D6])" office:value-type="float" office:value="1.44357554124664" calcext:value-type="float">
            <text:p>1,443575541246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68457" calcext:value-type="float">
            <text:p>1,68457</text:p>
          </table:table-cell>
          <table:table-cell office:value-type="float" office:value="0.90279" calcext:value-type="float">
            <text:p>0,90279</text:p>
          </table:table-cell>
          <table:table-cell office:value-type="float" office:value="0.738501" calcext:value-type="float">
            <text:p>0,738501</text:p>
          </table:table-cell>
          <table:table-cell table:formula="of:=([.B7]/[.C7])" office:value-type="float" office:value="1.86595996854196" calcext:value-type="float">
            <text:p>1,86595996854196</text:p>
          </table:table-cell>
          <table:table-cell table:formula="of:=([.B7]/[.D7])" office:value-type="float" office:value="2.28106664716771" calcext:value-type="float">
            <text:p>2,281066647167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2195" calcext:value-type="float">
            <text:p>4,2195</text:p>
          </table:table-cell>
          <table:table-cell office:value-type="float" office:value="1.69074" calcext:value-type="float">
            <text:p>1,69074</text:p>
          </table:table-cell>
          <table:table-cell office:value-type="float" office:value="1.66627" calcext:value-type="float">
            <text:p>1,66627</text:p>
          </table:table-cell>
          <table:table-cell table:formula="of:=([.B8]/[.C8])" office:value-type="float" office:value="2.49565279108556" calcext:value-type="float">
            <text:p>2,49565279108556</text:p>
          </table:table-cell>
          <table:table-cell table:formula="of:=([.B8]/[.D8])" office:value-type="float" office:value="2.53230268803975" calcext:value-type="float">
            <text:p>2,5323026880397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iteraciones bb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CIUDADES</text:p>
          </table:table-cell>
          <table:table-cell office:value-type="string" calcext:value-type="string">
            <text:p>bbseq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107" calcext:value-type="float">
            <text:p>7110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8556" calcext:value-type="float">
            <text:p>15855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CIUDADES</text:p>
          </table:table-cell>
          <table:table-cell office:value-type="string" calcext:value-type="string">
            <text:p>bbpar-2-p0</text:p>
          </table:table-cell>
          <table:table-cell office:value-type="string" calcext:value-type="string">
            <text:p>bbpar-2-p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88" calcext:value-type="float">
            <text:p>2388</text:p>
          </table:table-cell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73" calcext:value-type="float">
            <text:p>5573</text:p>
          </table:table-cell>
          <table:table-cell office:value-type="float" office:value="5583" calcext:value-type="float">
            <text:p>558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208" calcext:value-type="float">
            <text:p>38208</text:p>
          </table:table-cell>
          <table:table-cell office:value-type="float" office:value="38267" calcext:value-type="float">
            <text:p>3826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286" calcext:value-type="float">
            <text:p>57286</text:p>
          </table:table-cell>
          <table:table-cell office:value-type="float" office:value="58231" calcext:value-type="float">
            <text:p>5823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CIUDADES</text:p>
          </table:table-cell>
          <table:table-cell office:value-type="string" calcext:value-type="string">
            <text:p>Bbpar-3-p0</text:p>
          </table:table-cell>
          <table:table-cell office:value-type="string" calcext:value-type="string">
            <text:p>Bbpar-3-p1</text:p>
          </table:table-cell>
          <table:table-cell office:value-type="string" calcext:value-type="string">
            <text:p>Bbpar-3-p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93" calcext:value-type="float">
            <text:p>2193</text:p>
          </table:table-cell>
          <table:table-cell office:value-type="float" office:value="2100" calcext:value-type="float">
            <text:p>2100</text:p>
          </table:table-cell>
          <table:table-cell office:value-type="float" office:value="2080" calcext:value-type="float">
            <text:p>208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49" calcext:value-type="float">
            <text:p>4949</text:p>
          </table:table-cell>
          <table:table-cell office:value-type="float" office:value="5107" calcext:value-type="float">
            <text:p>5107</text:p>
          </table:table-cell>
          <table:table-cell office:value-type="float" office:value="4804" calcext:value-type="float">
            <text:p>480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303" calcext:value-type="float">
            <text:p>32303</text:p>
          </table:table-cell>
          <table:table-cell office:value-type="float" office:value="31937" calcext:value-type="float">
            <text:p>31937</text:p>
          </table:table-cell>
          <table:table-cell office:value-type="float" office:value="32157" calcext:value-type="float">
            <text:p>3215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104" calcext:value-type="float">
            <text:p>58104</text:p>
          </table:table-cell>
          <table:table-cell office:value-type="float" office:value="56578" calcext:value-type="float">
            <text:p>56578</text:p>
          </table:table-cell>
          <table:table-cell office:value-type="float" office:value="57570" calcext:value-type="float">
            <text:p>575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20:03:35.676986277</meta:creation-date>
    <dc:date>2021-06-07T21:08:37.204649507</dc:date>
    <meta:editing-duration>PT44M10S</meta:editing-duration>
    <meta:editing-cycles>3</meta:editing-cycles>
    <meta:generator>LibreOffice/6.4.6.2$Linux_X86_64 LibreOffice_project/40$Build-2</meta:generator>
    <meta:document-statistic meta:table-count="1" meta:cell-count="9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9cm" svg:y="0.316cm" chart:style-name="ch2">
          <text:p>Tiempo de ejecucion</text:p>
        </chart:title>
        <chart:legend chart:legend-position="end" svg:x="13.465cm" svg:y="3.703cm" style:legend-expansion="high" chart:style-name="ch3"/>
        <chart:plot-area chart:style-name="ch4" table:cell-range-address="Sheet1.A3:Sheet1.D8" chart:data-source-has-labels="row" svg:x="1.331cm" svg:y="1.275cm" svg:width="11.814cm" svg:height="6.564cm">
          <chartooo:coordinate-region svg:x="2.058cm" svg:y="1.474cm" svg:width="10.9cm" svg:height="5.718cm"/>
          <chart:axis chart:dimension="x" chart:name="primary-x" chart:style-name="ch5">
            <chart:title svg:x="6.427cm" svg:y="8.019cm" chart:style-name="ch6">
              <text:p>nciudades</text:p>
            </chart:title>
          </chart:axis>
          <chart:axis chart:dimension="y" chart:name="primary-y" chart:style-name="ch5">
            <chart:title svg:x="0.451cm" svg:y="4.892cm" chart:style-name="ch7">
              <text:p>T(s)</text:p>
            </chart:title>
            <chart:grid chart:style-name="ch8" chart:class="major"/>
          </chart:axis>
          <chart:series chart:style-name="ch9" chart:values-cell-range-address="Sheet1.B4:Sheet1.B8" chart:label-cell-address="Sheet1.B3:Sheet1.B3" chart:class="chart:scatter">
            <chart:domain table:cell-range-address="Sheet1.A4:Sheet1.A8"/>
            <chart:data-point chart:repeated="5"/>
          </chart:series>
          <chart:series chart:style-name="ch10" chart:values-cell-range-address="Sheet1.C4:Sheet1.C8" chart:label-cell-address="Sheet1.C3:Sheet1.C3" chart:class="chart:scatter">
            <chart:data-point chart:repeated="5"/>
          </chart:series>
          <chart:series chart:style-name="ch11" chart:values-cell-range-address="Sheet1.D4:Sheet1.D8" chart:label-cell-address="Sheet1.D3:Sheet1.D3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bseq</text:p>
                <draw:g>
                  <svg:desc>Sheet1.B3:Sheet1.B3</svg:desc>
                </draw:g>
              </table:table-cell>
              <table:table-cell office:value-type="string">
                <text:p>Bbpar-2</text:p>
                <draw:g>
                  <svg:desc>Sheet1.C3:Sheet1.C3</svg:desc>
                </draw:g>
              </table:table-cell>
              <table:table-cell office:value-type="string">
                <text:p>Bbpar-3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:Sheet1.A8</svg:desc>
                </draw:g>
              </table:table-cell>
              <table:table-cell office:value-type="float" office:value="0.000914139">
                <text:p>0.000914139</text:p>
                <draw:g>
                  <svg:desc>Sheet1.B4:Sheet1.B8</svg:desc>
                </draw:g>
              </table:table-cell>
              <table:table-cell office:value-type="float" office:value="0.0015751">
                <text:p>0.0015751</text:p>
                <draw:g>
                  <svg:desc>Sheet1.C4:Sheet1.C8</svg:desc>
                </draw:g>
              </table:table-cell>
              <table:table-cell office:value-type="float" office:value="0.00143525">
                <text:p>0.00143525</text:p>
                <draw:g>
                  <svg:desc>Sheet1.D4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536073">
                <text:p>0.0536073</text:p>
              </table:table-cell>
              <table:table-cell office:value-type="float" office:value="0.0366665">
                <text:p>0.0366665</text:p>
              </table:table-cell>
              <table:table-cell office:value-type="float" office:value="0.031684">
                <text:p>0.031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139851">
                <text:p>0.139851</text:p>
              </table:table-cell>
              <table:table-cell office:value-type="float" office:value="0.113629">
                <text:p>0.113629</text:p>
              </table:table-cell>
              <table:table-cell office:value-type="float" office:value="0.0968782">
                <text:p>0.0968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.68457">
                <text:p>1.68457</text:p>
              </table:table-cell>
              <table:table-cell office:value-type="float" office:value="0.90279">
                <text:p>0.90279</text:p>
              </table:table-cell>
              <table:table-cell office:value-type="float" office:value="0.738501">
                <text:p>0.738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.2195">
                <text:p>4.2195</text:p>
              </table:table-cell>
              <table:table-cell office:value-type="float" office:value="1.69074">
                <text:p>1.69074</text:p>
              </table:table-cell>
              <table:table-cell office:value-type="float" office:value="1.66627">
                <text:p>1.66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Speedup</text:p>
        </chart:title>
        <chart:legend chart:legend-position="end" svg:x="13.174cm" svg:y="3.952cm" style:legend-expansion="high" chart:style-name="ch3"/>
        <chart:plot-area chart:style-name="ch4" table:cell-range-address="Sheet1.A3:Sheet1.A8 Sheet1.E3:Sheet1.F8" chart:data-source-has-labels="row" svg:x="1.331cm" svg:y="1.275cm" svg:width="11.523cm" svg:height="6.564cm">
          <chartooo:coordinate-region svg:x="2.058cm" svg:y="1.474cm" svg:width="10.61cm" svg:height="5.718cm"/>
          <chart:axis chart:dimension="x" chart:name="primary-x" chart:style-name="ch5">
            <chart:title svg:x="6.281cm" svg:y="8.019cm" chart:style-name="ch6">
              <text:p>nciudades</text:p>
            </chart:title>
          </chart:axis>
          <chart:axis chart:dimension="y" chart:name="primary-y" chart:style-name="ch5">
            <chart:title svg:x="0.451cm" svg:y="4.72cm" chart:style-name="ch7">
              <text:p>S</text:p>
            </chart:title>
            <chart:grid chart:style-name="ch8" chart:class="major"/>
          </chart:axis>
          <chart:series chart:style-name="ch9" chart:values-cell-range-address="Sheet1.E4:Sheet1.E8" chart:label-cell-address="Sheet1.E3:Sheet1.E3" chart:class="chart:scatter">
            <chart:domain table:cell-range-address="Sheet1.A4:Sheet1.A8"/>
            <chart:data-point chart:repeated="5"/>
          </chart:series>
          <chart:series chart:style-name="ch10" chart:values-cell-range-address="Sheet1.F4:Sheet1.F8" chart:label-cell-address="Sheet1.F3:Sheet1.F3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2</text:p>
                <draw:g>
                  <svg:desc>Sheet1.E3:Sheet1.E3</svg:desc>
                </draw:g>
              </table:table-cell>
              <table:table-cell office:value-type="string">
                <text:p>speedup3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:Sheet1.A8</svg:desc>
                </draw:g>
              </table:table-cell>
              <table:table-cell office:value-type="float" office:value="0.580368865468859">
                <text:p>0.580368865468859</text:p>
                <draw:g>
                  <svg:desc>Sheet1.E4:Sheet1.E8</svg:desc>
                </draw:g>
              </table:table-cell>
              <table:table-cell office:value-type="float" office:value="0.636919700400627">
                <text:p>0.636919700400627</text:p>
                <draw:g>
                  <svg:desc>Sheet1.F4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46202391829054">
                <text:p>1.46202391829054</text:p>
              </table:table-cell>
              <table:table-cell office:value-type="float" office:value="1.69193599293019">
                <text:p>1.69193599293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23076855380229">
                <text:p>1.23076855380229</text:p>
              </table:table-cell>
              <table:table-cell office:value-type="float" office:value="1.44357554124664">
                <text:p>1.44357554124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.86595996854196">
                <text:p>1.86595996854196</text:p>
              </table:table-cell>
              <table:table-cell office:value-type="float" office:value="2.28106664716771">
                <text:p>2.28106664716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.49565279108556">
                <text:p>2.49565279108556</text:p>
              </table:table-cell>
              <table:table-cell office:value-type="float" office:value="2.53230268803975">
                <text:p>2.532302688039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